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5" calcext:value-type="date">
            <text:p>1/25/2018</text:p>
          </table:table-cell>
          <table:table-cell table:style-name="ce5" office:value-type="time" office:time-value="PT19H40M00S" calcext:value-type="time">
            <text:p>19:40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5" table:formula="of:=ABS([.C7]-[.B7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8" calcext:value-type="date">
            <text:p>1/28/2018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8]-[.B8])" office:value-type="time" office:time-value="PT02H15M00S" calcext:value-type="time">
            <text:p>2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0" calcext:value-type="date">
            <text:p>1/30/2018</text:p>
          </table:table-cell>
          <table:table-cell table:style-name="ce6" office:value-type="time" office:time-value="PT19H55M00S" calcext:value-type="time">
            <text:p>19:55</text:p>
          </table:table-cell>
          <table:table-cell table:style-name="ce6" office:value-type="time" office:time-value="PT21H15M00S" calcext:value-type="time">
            <text:p>21:15</text:p>
          </table:table-cell>
          <table:table-cell table:style-name="ce5" table:formula="of:=ABS([.C9]-[.B9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1" calcext:value-type="date">
            <text:p>1/31/2018</text:p>
          </table:table-cell>
          <table:table-cell table:style-name="ce6" office:value-type="time" office:time-value="PT19H30M00S" calcext:value-type="time">
            <text:p>19:30</text:p>
          </table:table-cell>
          <table:table-cell table:style-name="ce6" office:value-type="time" office:time-value="PT21H05M00S" calcext:value-type="time">
            <text:p>21:05</text:p>
          </table:table-cell>
          <table:table-cell table:style-name="ce5" table:formula="of:=ABS([.C10]-[.B10])" office:value-type="time" office:time-value="PT01H35M00S" calcext:value-type="time">
            <text:p>1:3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8" calcext:value-type="date">
            <text:p>2/8/2018</text:p>
          </table:table-cell>
          <table:table-cell table:style-name="ce5" office:value-type="time" office:time-value="PT20H25M00S" calcext:value-type="time">
            <text:p>20:25</text:p>
          </table:table-cell>
          <table:table-cell table:style-name="ce5" office:value-type="time" office:time-value="PT23H05M00S" calcext:value-type="time">
            <text:p>23:05</text:p>
          </table:table-cell>
          <table:table-cell table:style-name="ce5" table:formula="of:=ABS([.C11]-[.B11])" office:value-type="time" office:time-value="PT02H40M00S" calcext:value-type="time">
            <text:p>2:4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9" calcext:value-type="date">
            <text:p>2/9/2018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5" office:value-type="time" office:time-value="PT17H30M00S" calcext:value-type="time">
            <text:p>17:30</text:p>
          </table:table-cell>
          <table:table-cell table:style-name="ce5" table:formula="of:=ABS([.C12]-[.B12])" office:value-type="time" office:time-value="PT00H30M00S" calcext:value-type="time">
            <text:p>0:3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10" calcext:value-type="date">
            <text:p>2/10/2018</text:p>
          </table:table-cell>
          <table:table-cell table:style-name="ce5" office:value-type="time" office:time-value="PT14H45M00S" calcext:value-type="time">
            <text:p>14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13]-[.B13])" office:value-type="time" office:time-value="PT03H15M00S" calcext:value-type="time">
            <text:p>3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11" calcext:value-type="date">
            <text:p>2/11/2018</text:p>
          </table:table-cell>
          <table:table-cell table:style-name="ce5" office:value-type="time" office:time-value="PT00H35M00S" calcext:value-type="time">
            <text:p>0:35</text:p>
          </table:table-cell>
          <table:table-cell table:style-name="ce5" office:value-type="time" office:time-value="PT01H55M00S" calcext:value-type="time">
            <text:p>1:55</text:p>
          </table:table-cell>
          <table:table-cell table:style-name="ce5" table:formula="of:=ABS([.C14]-[.B14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12" calcext:value-type="date">
            <text:p>2/12/2018</text:p>
          </table:table-cell>
          <table:table-cell table:style-name="ce5" office:value-type="time" office:time-value="PT16H00M00S" calcext:value-type="time">
            <text:p>16:00</text:p>
          </table:table-cell>
          <table:table-cell table:style-name="ce5" office:value-type="time" office:time-value="PT16H50M00S" calcext:value-type="time">
            <text:p>16:50</text:p>
          </table:table-cell>
          <table:table-cell table:style-name="ce5" table:formula="of:=ABS([.C15]-[.B15])" office:value-type="time" office:time-value="PT00H50M00S" calcext:value-type="time">
            <text:p>0:5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6]-[.B1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7]-[.B1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26.8333333333333" calcext:value-type="float">
            <text:p>26.8333333333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6:00:42.920446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2-11T22:54:57.098923920</dc:date>
    <meta:editing-cycles>40</meta:editing-cycles>
    <meta:editing-duration>P2DT2H10M10S</meta:editing-duration>
    <meta:generator>LibreOffice/5.1.6.2$Linux_X86_64 LibreOffice_project/10m0$Build-2</meta:generator>
    <meta:document-statistic meta:table-count="1" meta:cell-count="10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